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00000027994C71268991EAC02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187cm" svg:height="3.044cm" svg:x="13.434cm" svg:y="10.338cm">
          <text:p text:style-name="P3"><text:span text:style-name="T2">RMSp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MSprop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RMSprop</text:span></text:p>
          </draw:text-box>
        </draw:frame>
        <draw:g draw:name="Group 9">
          <draw:custom-shape draw:name="Oval 10" draw:style-name="gr7" draw:text-style-name="P4" draw:layer="layout" svg:width="24.753cm" svg:height="3.894cm" svg:x="3.219cm" svg:y="2.80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7" draw:text-style-name="P4" draw:layer="layout" svg:width="20.584cm" svg:height="2.936cm" svg:x="5.303cm" svg:y="3.28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7" draw:text-style-name="P4" draw:layer="layout" svg:width="13.506cm" svg:height="1.68cm" svg:x="8.843cm" svg:y="3.91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7" draw:text-style-name="P4" draw:layer="layout" svg:width="6.136cm" svg:height="0.706cm" svg:x="12.528cm" svg:y="4.39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Oval 18" draw:style-name="gr8" draw:text-style-name="P10" draw:layer="layout" svg:width="0.507cm" svg:height="0.512cm" svg:x="15.342cm" svg:y="4.47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nk 2" draw:style-name="gr4" draw:text-style-name="P5" draw:layer="layout" svg:width="31.325cm" svg:height="16.738cm" svg:x="0.292cm" svg:y="0.803cm">
          <draw:image xlink:href="Pictures/10000201000004A00000027994C71268991EAC0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70</meta:editing-cycles>
    <meta:creation-date>2017-07-10T20:19:53</meta:creation-date>
    <dc:date>2017-07-24T00:30:07</dc:date>
    <meta:editing-duration>P1DT11H11M</meta:editing-duration>
    <meta:generator>LibreOffice/5.1.6.2$Linux_X86_64 LibreOffice_project/10m0$Build-2</meta:generator>
    <meta:document-statistic meta:object-count="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